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Notas_20_Informativas">
      <style:text-properties fo:language="en" fo:country="US"/>
    </style:style>
    <style:style style:name="P5" style:family="paragraph" style:parent-style-name="Standard">
      <style:text-properties fo:language="en" fo:country="US"/>
    </style:style>
    <style:style style:name="P6" style:family="paragraph" style:parent-style-name="Text_20_body">
      <style:text-properties fo:language="en" fo:country="US"/>
    </style:style>
    <style:style style:name="P7" style:family="paragraph" style:parent-style-name="Text_20_body">
      <style:paragraph-properties fo:margin-left="0cm" fo:margin-right="0cm" fo:text-indent="0cm" style:auto-text-indent="false"/>
      <style:text-properties fo:language="en" fo:country="US"/>
    </style:style>
    <style:style style:name="P8" style:family="paragraph" style:parent-style-name="Text_20_body">
      <style:paragraph-properties fo:margin-left="0cm" fo:margin-right="0cm" fo:margin-top="0cm" fo:margin-bottom="0.109cm" style:contextual-spacing="false" fo:text-indent="0cm" style:auto-text-indent="false"/>
      <style:text-properties fo:language="en" fo:country="US"/>
    </style:style>
    <style:style style:name="P9" style:family="paragraph" style:parent-style-name="Standard">
      <style:paragraph-properties fo:break-before="page"/>
      <style:text-properties fo:language="en" fo:country="US"/>
    </style:style>
    <style:style style:name="P10" style:family="paragraph" style:parent-style-name="Text_20_body">
      <style:paragraph-properties fo:margin-top="0.499cm" fo:margin-bottom="0.109cm" style:contextual-spacing="false"/>
      <style:text-properties fo:language="en" fo:country="US"/>
    </style:style>
    <style:style style:name="P1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0c079b"/>
    </style:style>
    <style:style style:name="P1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2" fo:font-size="12pt" fo:font-style="normal" style:text-underline-style="none" fo:font-weight="normal" officeooo:paragraph-rsid="000c079b" style:text-blinking="false" fo:background-color="transparent" style:font-size-asian="12pt" style:font-size-complex="12pt"/>
    </style:style>
    <style:style style:name="P1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2" fo:font-size="12pt" fo:font-style="normal" style:text-underline-style="none" fo:font-weight="normal" officeooo:paragraph-rsid="000c079b" style:text-blinking="false" fo:background-color="transparent" style:font-size-asian="12pt" style:font-size-complex="12pt"/>
    </style:style>
    <style:style style:name="P14"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2" fo:font-size="12pt" fo:font-style="normal" style:text-underline-style="none" fo:font-weight="normal" officeooo:paragraph-rsid="000c079b" style:text-blinking="false" fo:background-color="transparent" style:font-size-asian="12pt" style:font-size-complex="12pt"/>
    </style:style>
    <style:style style:name="P15" style:family="paragraph" style:parent-style-name="Titulo">
      <style:text-properties fo:font-variant="normal" fo:text-transform="none" fo:language="en" fo:country="US"/>
    </style:style>
    <style:style style:name="P16"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0c079b" style:text-blinking="false" fo:background-color="transparent" loext:padding="0cm" loext:border="none"/>
    </style:style>
    <style:style style:name="P17" style:family="paragraph" style:parent-style-name="Notas_20_Informativas">
      <style:text-properties style:font-name="Calibri1" fo:language="en" fo:country="US" style:font-name-asian="Webdings" style:font-name-complex="Webdings"/>
    </style:style>
    <style:style style:name="P18" style:family="paragraph" style:parent-style-name="Text_20_body">
      <style:text-properties style:font-name="Calibri1" fo:language="en" fo:country="US" fo:font-weight="normal" style:font-name-asian="Webdings" style:font-weight-asian="normal" style:font-name-complex="Webdings" style:font-weight-complex="normal"/>
    </style:style>
    <style:style style:name="P19" style:family="paragraph" style:parent-style-name="Standard">
      <style:paragraph-properties fo:text-align="end" style:justify-single-word="false"/>
      <style:text-properties fo:color="#eeeeee" loext:opacity="100%" style:font-name="Calibri2" fo:font-size="12pt" fo:language="en" fo:country="US" fo:font-weight="bold" style:font-size-asian="12pt" style:font-weight-asian="bold" style:font-size-complex="12pt" style:font-weight-complex="bold"/>
    </style:style>
    <style:style style:name="P20"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0c079b" style:font-size-asian="24pt" style:font-weight-asian="bold" style:font-size-complex="24pt" style:font-weight-complex="bold"/>
    </style:style>
    <style:style style:name="P21" style:family="paragraph" style:parent-style-name="Standard">
      <style:text-properties style:font-name="DejaVu Sans" fo:font-size="10pt" fo:language="en" fo:country="US" style:font-size-asian="10pt" style:font-size-complex="10pt"/>
    </style:style>
    <style:style style:name="P22"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3" style:family="paragraph" style:parent-style-name="Text_20_body">
      <style:text-properties fo:color="#336633" loext:opacity="100%" fo:font-size="14pt" fo:language="en" fo:country="US" style:font-size-asian="14pt" style:font-size-complex="14pt"/>
    </style:style>
    <style:style style:name="P24" style:family="paragraph" style:parent-style-name="Standard">
      <style:text-properties style:font-name="Calibri2" fo:font-size="12pt" fo:language="en" fo:country="US" officeooo:paragraph-rsid="000c079b" style:font-size-asian="12pt" style:font-size-complex="12pt"/>
    </style:style>
    <style:style style:name="P25" style:family="paragraph" style:parent-style-name="Standard">
      <style:paragraph-properties fo:margin-top="0.101cm" fo:margin-bottom="0.101cm" style:contextual-spacing="false" fo:line-height="100%" fo:text-align="end" style:justify-single-word="false"/>
      <style:text-properties style:font-name="Calibri2" fo:font-size="12pt" officeooo:paragraph-rsid="000c079b" style:font-size-asian="12pt" style:font-size-complex="12pt"/>
    </style:style>
    <style:style style:name="P26" style:family="paragraph" style:parent-style-name="Standard">
      <style:text-properties style:font-name="Calibri2" fo:font-size="12pt" officeooo:paragraph-rsid="000c079b" style:font-size-asian="12pt" style:font-size-complex="12pt"/>
    </style:style>
    <style:style style:name="P27" style:family="paragraph" style:parent-style-name="Text_20_body">
      <style:text-properties style:font-name="Calibri" fo:font-size="12pt" fo:language="en" fo:country="US"/>
    </style:style>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fo:margin-top="0.101cm" fo:margin-bottom="0.51cm" style:contextual-spacing="false"/>
    </style:style>
    <style:style style:name="P30" style:family="paragraph" style:parent-style-name="Text_20_body">
      <style:paragraph-properties fo:margin-top="0.4cm" fo:margin-bottom="0.109cm" style:contextual-spacing="fals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Standard">
      <style:text-properties officeooo:paragraph-rsid="000c079b"/>
    </style:style>
    <style:style style:name="P34" style:family="paragraph" style:parent-style-name="Standard" style:master-page-name="First_20_Page">
      <style:paragraph-properties style:page-number="auto"/>
      <style:text-properties officeooo:paragraph-rsid="000c079b"/>
    </style:style>
    <style:style style:name="P35" style:family="paragraph" style:parent-style-name="Standard" style:master-page-name="Index">
      <style:paragraph-properties style:page-number="auto"/>
      <style:text-properties fo:language="en" fo:country="US"/>
    </style:style>
    <style:style style:name="P36" style:family="paragraph" style:parent-style-name="Titulo" style:master-page-name="Standard">
      <style:paragraph-properties style:page-number="auto"/>
      <style:text-properties fo:language="en" fo:country="US"/>
    </style:style>
    <style:style style:name="P37" style:family="paragraph" style:parent-style-name="Heading_20_1">
      <style:text-properties style:font-name="DejaVu Sans" fo:font-size="10pt" fo:language="en" fo:country="US" style:font-size-asian="10pt" style:font-size-complex="10pt"/>
    </style:style>
    <style:style style:name="P38" style:family="paragraph" style:parent-style-name="Heading_20_1">
      <style:paragraph-properties fo:margin-top="0.42cm" fo:margin-bottom="0.409cm" style:contextual-spacing="false"/>
      <style:text-properties fo:language="en" fo:country="US"/>
    </style:style>
    <style:style style:name="P39" style:family="paragraph" style:parent-style-name="Heading_20_1">
      <style:text-properties fo:language="en" fo:country="US"/>
    </style:style>
    <style:style style:name="P40" style:family="paragraph" style:parent-style-name="Heading_20_1">
      <style:paragraph-properties fo:break-before="page"/>
    </style:style>
    <style:style style:name="P41" style:family="paragraph" style:parent-style-name="Heading_20_1" style:list-style-name="">
      <style:paragraph-properties style:line-height-at-least="0.353cm" fo:text-align="start" style:justify-single-word="false" fo:orphans="2" fo:widows="2">
        <style:tab-stops/>
      </style:paragraph-properties>
    </style:style>
    <style:style style:name="P42" style:family="paragraph" style:parent-style-name="Heading_20_2">
      <style:text-properties fo:language="en" fo:country="US"/>
    </style:style>
    <style:style style:name="P43" style:family="paragraph" style:parent-style-name="Heading_20_2">
      <style:paragraph-properties fo:margin-left="0cm" fo:margin-right="0cm" fo:margin-top="0cm" fo:margin-bottom="0.109cm" style:contextual-spacing="false" fo:text-indent="0cm" style:auto-text-indent="false" fo:break-before="page"/>
      <style:text-properties fo:language="en" fo:country="US"/>
    </style:style>
    <style:style style:name="P44" style:family="paragraph" style:parent-style-name="Heading_20_2">
      <style:text-properties officeooo:rsid="000a8bab"/>
    </style:style>
    <style:style style:name="P45" style:family="paragraph" style:parent-style-name="Heading_20_2">
      <style:text-properties fo:font-weight="normal" style:font-weight-asian="normal" style:font-weight-complex="normal"/>
    </style:style>
    <style:style style:name="P46" style:family="paragraph" style:parent-style-name="Text_20_body">
      <style:paragraph-properties fo:margin-left="0cm" fo:margin-right="0cm" fo:text-align="start" style:justify-single-word="false" fo:text-indent="0cm" style:auto-text-indent="false"/>
      <style:text-properties fo:font-variant="normal" fo:text-transform="none" fo:color="#669966" loext:opacity="100%" style:text-line-through-style="none" style:text-line-through-type="none" style:font-name="Proxima Nova" fo:font-size="36pt" fo:font-style="normal" style:text-underline-style="none" fo:font-weight="normal" officeooo:rsid="000c079b" officeooo:paragraph-rsid="000c079b" style:text-blinking="false" fo:background-color="transparent" style:font-size-asian="36pt" style:font-weight-asian="bold" style:font-size-complex="36pt" style:font-weight-complex="bold"/>
    </style:style>
    <style:style style:name="P47" style:family="paragraph" style:parent-style-name="Text_20_body" style:list-style-name="L1">
      <style:paragraph-properties fo:margin-top="0cm" fo:margin-bottom="0.109cm" style:contextual-spacing="false"/>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4">
      <style:text-properties fo:font-weight="normal" style:font-weight-asian="normal" style:font-weight-complex="normal"/>
    </style:style>
    <style:style style:name="P52" style:family="paragraph" style:parent-style-name="Text_20_body" style:list-style-name="L5">
      <style:text-properties fo:font-weight="normal" style:font-weight-asian="normal" style:font-weight-complex="normal"/>
    </style:style>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2pt"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fo:font-variant="normal" fo:text-transform="none" fo:color="#1155cc" loext:opacity="100%" style:text-line-through-style="none" style:text-line-through-type="none" style:font-name="Calibri2"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9"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0" style:family="text">
      <style:text-properties fo:font-variant="normal" fo:text-transform="none" fo:color="#404040" loext:opacity="100%" style:text-line-through-style="none" style:text-line-through-type="none" style:font-name="Proxima Nova" fo:font-size="36pt" fo:font-style="normal" style:text-underline-style="none" officeooo:rsid="000c079b" style:text-blinking="false" fo:background-color="transparent" loext:char-shading-value="0" style:font-size-asian="36pt" style:font-size-complex="36pt"/>
    </style:style>
    <style:style style:name="T11" style:family="text">
      <style:text-properties style:font-name="Calibri2" fo:font-size="12pt" fo:font-weight="normal" style:font-size-asian="12pt" style:font-weight-asian="normal" style:font-size-complex="12pt" style:font-weight-complex="normal"/>
    </style:style>
    <style:style style:name="T12" style:family="text">
      <style:text-properties style:font-name="Calibri2" fo:font-size="12pt" fo:font-weight="normal" officeooo:rsid="000bd23a" style:font-size-asian="12pt" style:font-weight-asian="normal" style:font-size-complex="12pt" style:font-weight-complex="normal"/>
    </style:style>
    <style:style style:name="T13" style:family="text">
      <style:text-properties style:font-name="Calibri2" fo:font-size="12pt" style:font-size-asian="12pt" style:font-size-complex="12pt"/>
    </style:style>
    <style:style style:name="T14" style:family="text">
      <style:text-properties fo:language="en" fo:country="US"/>
    </style:style>
    <style:style style:name="T15" style:family="text">
      <style:text-properties style:font-name="Calibri" fo:font-size="12pt" fo:language="en" fo:country="US"/>
    </style:style>
    <style:style style:name="T16" style:family="text">
      <style:text-properties fo:font-style="italic" style:font-style-asian="italic" style:font-style-complex="italic"/>
    </style:style>
    <style:style style:name="T17" style:family="text">
      <style:text-properties officeooo:rsid="000541fd"/>
    </style:style>
    <style:style style:name="T18" style:family="text">
      <style:text-properties officeooo:rsid="00076894"/>
    </style:style>
    <style:style style:name="T19" style:family="text">
      <style:text-properties officeooo:rsid="0008a3b9"/>
    </style:style>
    <style:style style:name="T20" style:family="text">
      <style:text-properties officeooo:rsid="000a8bab"/>
    </style:style>
    <style:style style:name="T21"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2" style:family="text">
      <style:text-properties fo:color="#1155cc" loext:opacity="100%" style:text-underline-style="solid" style:text-underline-width="auto" style:text-underline-color="font-color"/>
    </style:style>
    <style:style style:name="T23" style:family="text">
      <style:text-properties officeooo:rsid="002332ea"/>
    </style:style>
    <style:style style:name="T24" style:family="text">
      <style:text-properties officeooo:rsid="001f1a79"/>
    </style:style>
    <style:style style:name="T25" style:family="text">
      <style:text-properties officeooo:rsid="000ceb71"/>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4" text:name="NumeroTema"/>
        <text:user-field-decl office:value-type="string" office:string-value="Computer assembly and repair" text:name="Tema"/>
      </text:user-field-decls>
      <draw:frame draw:style-name="fr1" draw:name="Marco1" text:anchor-type="page" text:anchor-page-number="1" svg:x="1.984cm" svg:y="14.958cm" svg:width="17.009cm" draw:z-index="0">
        <draw:text-box fo:min-height="2.224cm">
          <text:p text:style-name="P19"/>
          <text:p text:style-name="P19"><text:user-field-get text:name="Modulo">Computer Systems</text:user-field-get></text:p>
          <text:p text:style-name="P19">CFGS DAW</text:p>
        </draw:text-box>
      </draw:frame>
      <text:p text:style-name="P34"/>
      <text:p text:style-name="P33"/>
      <text:p text:style-name="P33"/>
      <text:p text:style-name="P33"/>
      <text:p text:style-name="P20"><text:span text:style-name="T7">Computer Systems</text:span><text:span text:style-name="T8"><text:line-break/></text:span><text:span text:style-name="T9">UD 0</text:span><text:span text:style-name="T10">4</text:span><text:span text:style-name="T9">. </text:span><text:span text:style-name="T21"><text:user-field-get text:name="Tema">Computer assembly and repair</text:user-field-get></text:span></text:p>
      <text:p text:style-name="P46">Repair</text:p>
      <text:p text:style-name="P16"><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33"/>
      <text:p text:style-name="P33"/>
      <text:p text:style-name="P33"/>
      <text:p text:style-name="P33"/>
      <text:p text:style-name="P33"/>
      <text:p text:style-name="P13">Sergio García / Alfredo Oltra</text:p>
      <text:p text:style-name="P12"><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2">s</text:span></text:a></text:p>
      <text:p text:style-name="P11"><text:a xlink:type="simple" xlink:href="mailto:alfredo.oltra@ceedcv.es" text:style-name="Internet_20_link" text:visited-style-name="Visited_20_Internet_20_Link"><text:span text:style-name="T13">alfredo.oltra</text:span></text:a><text:a xlink:type="simple" xlink:href="mailto:alfredo.oltra@ceedcv.es" text:style-name="Internet_20_link" text:visited-style-name="Visited_20_Internet_20_Link"><text:span text:style-name="T13">@</text:span></text:a><text:a xlink:type="simple" xlink:href="mailto:alfredo.oltra@ceedcv.es" text:style-name="Internet_20_link" text:visited-style-name="Visited_20_Internet_20_Link"><text:span text:style-name="T13">ceedcv.e</text:span></text:a><text:a xlink:type="simple" xlink:href="mailto:alfredo.oltra@ceedcv.es" text:style-name="Internet_20_link" text:visited-style-name="Visited_20_Internet_20_Link"><text:span text:style-name="T6">s</text:span></text:a></text:p>
      <text:p text:style-name="P14">20<text:span text:style-name="T23">22</text:span>/20<text:span text:style-name="T24">2</text:span><text:span text:style-name="T23">3</text:span></text:p>
      <text:p text:style-name="P25"><text:tab/><text:tab/><text:tab/><text:tab/><text:tab/><text:tab/><text:tab/><text:tab/><text:tab/><text:tab/>Versión:<text:date style:data-style-name="N105" text:date-value="2022-06-02T18:21:20.600172118">220602</text:date>.<text:time style:data-style-name="N104" text:time-value="2022-06-02T18:21:20.600370140">1819</text:time></text:p>
      <text:p text:style-name="P26"/>
      <text:p text:style-name="P24"/>
      <text:p text:style-name="P35"/>
      <text:p text:style-name="P23">Licencia</text:p>
      <text:p text:style-name="P5"/>
      <text:p text:style-name="P22"><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1"/>
      <text:p text:style-name="P21"><text:s/></text:p>
      <text:p text:style-name="P23">Nomenclatura</text:p>
      <text:p text:style-name="P6"/>
      <text:p text:style-name="P6">A lo largo de este tema se utilizarán distintos símbolos para distinguir elementos importantes dentro del contenido. Estos símbolos son:</text:p>
      <text:p text:style-name="P6"/>
      <text:p text:style-name="P4"><text:span text:style-name="T3"> </text:span>Importante</text:p>
      <text:p text:style-name="P7"/>
      <text:p text:style-name="P4"><text:span text:style-name="T3"> </text:span>Atención</text:p>
      <text:p text:style-name="P7"/>
      <text:p text:style-name="P4"><text:span text:style-name="T3"></text:span> <text:s/>Interesante</text:p>
      <text:h text:style-name="P37" text:outline-level="1" text:is-list-header="true"/>
      <text:p text:style-name="P9"/>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1">1.Introduction<text:tab/>4</text:p>
          <text:p text:style-name="P31">2.Before start<text:tab/>4</text:p>
          <text:p text:style-name="P32"><text:s/>2.1 Firsts steps <text:tab/>4</text:p>
          <text:p text:style-name="P32"><text:s/>2.2 Acoustic signals<text:tab/>5</text:p>
          <text:p text:style-name="P31">3.Power supply<text:tab/>5</text:p>
          <text:p text:style-name="P32"><text:s/>3.1 Symptom<text:tab/>5</text:p>
          <text:p text:style-name="P32"><text:s/>3.2 Preventions<text:tab/>5</text:p>
          <text:p text:style-name="P32"><text:s/>3.3 How to repair<text:tab/>5</text:p>
          <text:p text:style-name="P31">4.RAM memory<text:tab/>6</text:p>
          <text:p text:style-name="P32"><text:s/>4.1 Symptom<text:tab/>6</text:p>
          <text:p text:style-name="P32"><text:s/>4.2 How to repair<text:tab/>6</text:p>
          <text:p text:style-name="P31">5.CPU<text:tab/>6</text:p>
          <text:p text:style-name="P32"><text:s/>5.1 Symptom<text:tab/>6</text:p>
          <text:p text:style-name="P32"><text:s/>5.2 How to repair<text:tab/>6</text:p>
          <text:p text:style-name="P31">6.Motherboard<text:tab/>7</text:p>
          <text:p text:style-name="P32"><text:s/>6.1 Symptom<text:tab/>7</text:p>
          <text:p text:style-name="P32"><text:s/>6.2 How to repair<text:tab/>7</text:p>
          <text:p text:style-name="P31">7.Graphic cards and monitors<text:tab/>7</text:p>
          <text:p text:style-name="P32"><text:s/>7.1 Symptom<text:tab/>7</text:p>
          <text:p text:style-name="P32"><text:s/>7.2 How to repair<text:tab/>7</text:p>
          <text:p text:style-name="P31">8.Storage devices<text:tab/>8</text:p>
          <text:p text:style-name="P32"><text:s/>8.1 Symptom<text:tab/>8</text:p>
          <text:p text:style-name="P32"><text:s/>8.2 How to repair<text:tab/>8</text:p>
          <text:p text:style-name="P31">9.BIOS configuration<text:tab/>8</text:p>
          <text:p text:style-name="P31">10.Additional material<text:tab/>8</text:p>
          <text:p text:style-name="P31">11.Bibliography<text:tab/>9</text:p>
        </text:index-body>
      </text:table-of-content>
      <text:p text:style-name="P5"/>
      <text:p text:style-name="P36">UD0<text:user-field-get text:name="NumeroTema">4</text:user-field-get>. <text:user-field-get text:name="Tema">Computer assembly and repair</text:user-field-get></text:p>
      <text:p text:style-name="P15">Part II. Repair</text:p>
      <text:h text:style-name="P38" text:outline-level="1">Introduction</text:h>
      <text:p text:style-name="P29">In this unit we are going to learn <text:span text:style-name="T14">how to detect hardware problems in a computer and several strategies to solve them. </text:span></text:p>
      <text:p text:style-name="P4"><text:span text:style-name="T3"> </text:span>Usually, problems are because software mistakes. In this unit we are going to learn how to detect hardware problems, not software problems.</text:p>
      <text:p text:style-name="P10">Discover a hardware problem in a computer is a task that requires a lot of experience. In this unit we are going to give you numerous tricks, but each problem is different and always isn’t possible to apply an standard solution.</text:p>
      <text:h text:style-name="P38" text:outline-level="1">Before start</text:h>
      <text:h text:style-name="P42" text:outline-level="2">First steps</text:h>
      <text:list xml:id="list1739325531" text:style-name="L1">
        <text:list-item>
          <text:p text:style-name="P47">To check if power supply is working properly and distributing power to other components.</text:p>
        </text:list-item>
        <text:list-item>
          <text:p text:style-name="P47">To check if every connector and hardware component is connected properly.</text:p>
        </text:list-item>
        <text:list-item>
          <text:p text:style-name="P47">To check if RAM modules and expansion cards are inserted properly.</text:p>
        </text:list-item>
        <text:list-item>
          <text:p text:style-name="P47">To check if Hard disk, DVDs, … have connected power and data connectors.</text:p>
        </text:list-item>
        <text:list-item>
          <text:p text:style-name="P47">To check if case connectors are connected to motherboard.</text:p>
        </text:list-item>
        <text:list-item>
          <text:p text:style-name="P47">To check if peripherals like keyboard or mouse are connected properly.</text:p>
        </text:list-item>
      </text:list>
      <text:p text:style-name="Text_20_body">If computer doesn’t start and there are several components connected, disconnect as much as you can and try to run the computer. If it works properly, try to connect components gradually and test which components fail.</text:p>
      <text:p text:style-name="Text_20_body">When everything is checked, you have to try to start the computer. If computer starts, but problems continue, you should check if fans are working properly.</text:p>
      <text:p text:style-name="Text_20_body">If computer starts properly, those first steps have solved the problem. If it doesn’t, you have to look for the hardware problem.</text:p>
      <text:p text:style-name="Text_20_body"/>
      <text:h text:style-name="P43" text:outline-level="2">Acoustic signals</text:h>
      <text:p text:style-name="Text_20_body">There is a first system to check errors, acoustic signals produced by the BIOS (very useful in situations where we got no signal on the screen).</text:p>
      <text:p text:style-name="P8"><text:span text:style-name="T17">Those</text:span> signals are long or short beeps. Each BIOS has their own signals and you should check its meaning in your motherboard manual.</text:p>
      <text:p text:style-name="Text_20_body">Generally those signals are common:</text:p>
      <text:list xml:id="list987182905" text:style-name="L2">
        <text:list-item>
          <text:p text:style-name="P48">Continuous beep: problem with the power supply.</text:p>
        </text:list-item>
        <text:list-item>
          <text:p text:style-name="P48">1 or 2 beeps : damaged RAM or inserted badly.</text:p>
        </text:list-item>
        <text:list-item>
          <text:p text:style-name="P48">2 short beeps and 1 or 2 long beeps: graphic card damaged or inserted badly.</text:p>
        </text:list-item>
      </text:list>
      <text:p text:style-name="P30">If graphic card and CPU work properly, it is possible to show an error message on the screen and give us more information about the problem</text:p>
      <text:h text:style-name="Heading_20_1" text:outline-level="1">Power supply</text:h>
      <text:h text:style-name="Heading_20_2" text:outline-level="2">Symptom</text:h>
      <text:p text:style-name="Text_20_body">The main symptom<text:span text:style-name="T25">s a</text:span>re:</text:p>
      <text:list xml:id="list2438055843" text:style-name="L3">
        <text:list-item>
          <text:p text:style-name="P49">Computer reboot or stop working without reason.</text:p>
        </text:list-item>
        <text:list-item>
          <text:p text:style-name="P49">Problems with LED intensity.</text:p>
        </text:list-item>
        <text:list-item>
          <text:p text:style-name="P49">Computer has problems when it uses components with high power demand (example: a 3D game that uses graphic card at full speed) or when we connect devices to computer.</text:p>
        </text:list-item>
      </text:list>
      <text:h text:style-name="P44" text:outline-level="2">Preventions</text:h>
      <text:p text:style-name="Text_20_body">The main <text:span text:style-name="T20">preventions</text:span> are:</text:p>
      <text:list xml:id="list2223199161" text:style-name="L4">
        <text:list-item>
          <text:p text:style-name="P50">To use surge protectors (devices that protect against voltage spikes).</text:p>
        </text:list-item>
        <text:list-item>
          <text:p text:style-name="P51">To use UPS (<text:span text:style-name="T20">Uninterruptible</text:span> Power Supplies) to avoid problems with power failures.</text:p>
        </text:list-item>
      </text:list>
      <text:h text:style-name="P45" text:outline-level="2">How to repair</text:h>
      <text:p text:style-name="Text_20_body">Check if the power supply supports the power demand of connected components.</text:p>
      <text:p text:style-name="Text_20_body">If it theoretically supports the power demand of the components, also try to remove components to check if it solves the problem. If it does, your power supply isn’t producing the claimed power. </text:p>
      <text:p text:style-name="Text_20_body">If it can satisfy power demand, you should buy a power supply with more power support.</text:p>
      <text:p text:style-name="Text_20_body">If the power supply is broken, and you have electrical knowledge, maybe you could repair components of power supply, but usually the best option is to replace it with another one.</text:p>
      <text:h text:style-name="P40" text:outline-level="1">RAM memory</text:h>
      <text:h text:style-name="Heading_20_2" text:outline-level="2">Symptom</text:h>
      <text:p text:style-name="Text_20_body">The main symptom<text:span text:style-name="T25">s</text:span> are:</text:p>
      <text:list xml:id="list182122555503086" text:continue-list="list2438055843" text:style-name="L3">
        <text:list-item>
          <text:p text:style-name="P49">Beeps when the computer starts.</text:p>
        </text:list-item>
        <text:list-item>
          <text:p text:style-name="P49">Checksum error on post.</text:p>
        </text:list-item>
        <text:list-item>
          <text:p text:style-name="P49">Blue screens or random problems with programs.</text:p>
        </text:list-item>
        <text:list-item>
          <text:p text:style-name="P49">Computer reboots randomly.</text:p>
        </text:list-item>
      </text:list>
      <text:h text:style-name="P45" text:outline-level="2">How to repair</text:h>
      <text:p text:style-name="Text_20_body">You can try:</text:p>
      <text:list xml:id="list635107124" text:style-name="L5">
        <text:list-item>
          <text:p text:style-name="P53">To check if modules are inserted properly.</text:p>
        </text:list-item>
        <text:list-item>
          <text:p text:style-name="P53">To check if motherboard supports the installed RAM.</text:p>
        </text:list-item>
        <text:list-item>
          <text:p text:style-name="P53">To check if BIOS configuration fits with installed RAM (disable <text:span text:style-name="T18">over-clock</text:span> if it is enabled).</text:p>
        </text:list-item>
        <text:list-item>
          <text:p text:style-name="P53">To try different modules on different slots.</text:p>
        </text:list-item>
        <text:list-item>
          <text:p text:style-name="P52">To remove one or several modules and trying if with that configuration computer works properly.</text:p>
        </text:list-item>
      </text:list>
      <text:p text:style-name="P28">If you detect a defective module, you should replace it.</text:p>
      <text:h text:style-name="Heading_20_1" text:outline-level="1">CPU</text:h>
      <text:h text:style-name="Heading_20_2" text:outline-level="2">Symptom</text:h>
      <text:p text:style-name="Text_20_body">The main symptom<text:span text:style-name="T25">s</text:span> are:</text:p>
      <text:list xml:id="list182122140425161" text:continue-list="list182122555503086" text:style-name="L3">
        <text:list-item>
          <text:p text:style-name="P49">Computer doesn’t start.</text:p>
        </text:list-item>
        <text:list-item>
          <text:p text:style-name="P49">Computer starts but stops working during boot.</text:p>
        </text:list-item>
        <text:list-item>
          <text:p text:style-name="P49">Computer starts but stops working randomly.</text:p>
        </text:list-item>
      </text:list>
      <text:h text:style-name="P45" text:outline-level="2">How to repair</text:h>
      <text:p text:style-name="Text_20_body">You can try:</text:p>
      <text:list xml:id="list1801901403" text:style-name="L6">
        <text:list-item>
          <text:p text:style-name="P54">To check if CPU is inserted properly.</text:p>
        </text:list-item>
        <text:list-item>
          <text:p text:style-name="P54">To check CPU temperature with BIOS or utilities. Usually when computer works it should be less than 50º.<text:note text:id="ftn1" text:note-class="footnote"><text:note-citation>1</text:note-citation><text:note-body><text:p text:style-name="Footnote">You can check temperature ranges for several CPUs in http://www.buildcomputers.net/cpu-temperature.html</text:p></text:note-body></text:note></text:p>
        </text:list-item>
        <text:list-item>
          <text:p text:style-name="P54">To check if computer fan/cooler is working properly.</text:p>
        </text:list-item>
        <text:list-item>
          <text:p text:style-name="P54">To replace heat sink compound.</text:p>
        </text:list-item>
        <text:list-item>
          <text:p text:style-name="P54">To check if BIOS configuration has <text:span text:style-name="T18">over-clocked</text:span> CPU and disable it.</text:p>
        </text:list-item>
      </text:list>
      <text:p text:style-name="P28">If your fan/cooler isn’t working properly you should replace it. We recommend buy a cooler with better specs. If you detect a defective CPU, you should replace it with a working one.</text:p>
      <text:h text:style-name="Heading_20_1" text:outline-level="1"><text:soft-page-break/>Motherboard</text:h>
      <text:h text:style-name="Heading_20_2" text:outline-level="2">Symptom</text:h>
      <text:p text:style-name="Text_20_body">The main symptom<text:span text:style-name="T25">s</text:span> are:</text:p>
      <text:list xml:id="list182121256666913" text:continue-list="list182122140425161" text:style-name="L3">
        <text:list-item>
          <text:p text:style-name="P49">Computer doesn’t start.</text:p>
        </text:list-item>
        <text:list-item>
          <text:p text:style-name="P49">Computer starts but show problems during POST.</text:p>
        </text:list-item>
        <text:list-item>
          <text:p text:style-name="P49">Motherboard LEDs (if it has) don’t work.</text:p>
        </text:list-item>
      </text:list>
      <text:h text:style-name="P45" text:outline-level="2">How to repair</text:h>
      <text:p text:style-name="Text_20_body">You can try:</text:p>
      <text:list xml:id="list4229775793" text:style-name="L7">
        <text:list-item>
          <text:p text:style-name="P55">To check if all components are connected properly.</text:p>
        </text:list-item>
        <text:list-item>
          <text:p text:style-name="P55">To check if jumpers are in right positions.</text:p>
        </text:list-item>
        <text:list-item>
          <text:p text:style-name="P55">To check BIOS configuration or reset it to defaults (view “BIOS configuration” section).</text:p>
        </text:list-item>
      </text:list>
      <text:p text:style-name="P18">If you detect a defective motherboard, you should replace it with a working one.</text:p>
      <text:h text:style-name="Heading_20_1" text:outline-level="1">Graphic cards and monitors</text:h>
      <text:h text:style-name="Heading_20_2" text:outline-level="2">Symptom</text:h>
      <text:p text:style-name="Text_20_body">The main symptom<text:span text:style-name="T25">s</text:span> are:</text:p>
      <text:list xml:id="list182122564298543" text:continue-list="list182121256666913" text:style-name="L3">
        <text:list-item>
          <text:p text:style-name="P49">You can’t see anything in your screen.</text:p>
        </text:list-item>
        <text:list-item>
          <text:p text:style-name="P49">You can see things, but not in the proper way.</text:p>
        </text:list-item>
      </text:list>
      <text:h text:style-name="P45" text:outline-level="2">How to repair</text:h>
      <text:p text:style-name="Text_20_body">You can try:</text:p>
      <text:list xml:id="list3471341612" text:style-name="L8">
        <text:list-item>
          <text:p text:style-name="P56">To check computer with other monitor (to detect if it is a monitor problem or a graphic card problem).</text:p>
        </text:list-item>
        <text:list-item>
          <text:p text:style-name="P56">To check if monitor is connected properly to graphic card.</text:p>
        </text:list-item>
        <text:list-item>
          <text:p text:style-name="P56">To check if monitor cable is working properly.</text:p>
        </text:list-item>
        <text:list-item>
          <text:p text:style-name="P56">To check if graphic card is connected properly.</text:p>
        </text:list-item>
        <text:list-item>
          <text:p text:style-name="P56">To check if graphic card fan is working properly.</text:p>
        </text:list-item>
      </text:list>
      <text:p text:style-name="P18">If you detect a defective graphic card or monitor, you should replace it with a working one.</text:p>
      <text:h text:style-name="P41" text:outline-level="1"/>
      <text:h text:style-name="P40" text:outline-level="1">Storage devices</text:h>
      <text:h text:style-name="Heading_20_2" text:outline-level="2">Symptom</text:h>
      <text:p text:style-name="Text_20_body">The main symptom<text:span text:style-name="T25">s</text:span> are:</text:p>
      <text:list xml:id="list182121851780940" text:continue-list="list182122564298543" text:style-name="L3">
        <text:list-item>
          <text:p text:style-name="P49">Read / Write operations are getting slower.</text:p>
        </text:list-item>
        <text:list-item>
          <text:p text:style-name="P49">Operating system detects problems with storage device or simply doesn’t start.</text:p>
        </text:list-item>
        <text:list-item>
          <text:p text:style-name="P49">Damaged data.</text:p>
        </text:list-item>
      </text:list>
      <text:h text:style-name="P45" text:outline-level="2">How to repair</text:h>
      <text:p text:style-name="Text_20_body">You can try:</text:p>
      <text:list xml:id="list1195249924" text:style-name="L9">
        <text:list-item>
          <text:p text:style-name="P57">To check if boot sequence is in the right order.</text:p>
        </text:list-item>
        <text:list-item>
          <text:p text:style-name="P57">To check if device is connected properly.</text:p>
        </text:list-item>
        <text:list-item>
          <text:p text:style-name="P57">To check if wires to connect the device are not damaged.</text:p>
        </text:list-item>
        <text:list-item>
          <text:p text:style-name="P57">To Use software to scan/repair storage devices (<text:span text:style-name="T16">chkdsk</text:span> in Windows, <text:span text:style-name="T16">fsck</text:span> in Linux,...)</text:p>
        </text:list-item>
      </text:list>
      <text:p text:style-name="P18">If you detect <text:span text:style-name="T19">a</text:span> storage device defective, you should backup information as soon as possible and replace it with a working one.</text:p>
      <text:h text:style-name="Heading_20_1" text:outline-level="1">BIOS configuration</text:h>
      <text:p text:style-name="Text_20_body">Usually BIOS configuration doesn’t change “by itself” and isn’t the source of problems, but if you have a problem and don’t know what is the source or your problem appeared when you changed BIOS configuration, you should check if BIOS configuration is right (<text:span text:style-name="T19">over-clock</text:span> problems, compatibility problems, CPU temperature, …).</text:p>
      <text:p text:style-name="P29">If you can’t find configuration problems, one possible solution is restore BIOS default options.</text:p>
      <text:p text:style-name="P17"><text:span text:style-name="T4"> </text:span><text:span text:style-name="T11">If you can’t access to BIOS configuration because computer doesn’t start, you can try </text:span><text:span text:style-name="T12">resetting</text:span><text:span text:style-name="T11"> CMOS following motherboard manual or simply removing motherboard’s battery.</text:span><text:span text:style-name="T11"><text:note text:id="ftn2" text:note-class="footnote"><text:note-citation>2</text:note-citation><text:note-body><text:p text:style-name="Footnote">http://www.computerhope.com/issues/ch000239.htm</text:p></text:note-body></text:note></text:span></text:p>
      <text:h text:style-name="Heading_20_1" text:outline-level="1">Additional material</text:h>
      <text:p text:style-name="Text_20_body"><text:span text:style-name="T15">[1] Glos</text:span><text:span text:style-name="T14">sary.</text:span></text:p>
      <text:p text:style-name="Text_20_body"><text:span text:style-name="T14">[2] Exer</text:span><text:span text:style-name="T15">cises.</text:span></text:p>
      <text:p text:style-name="P27">[3] Questionary.</text:p>
      <text:p text:style-name="P27"/>
      <text:p text:style-name="P27"/>
      <text:p text:style-name="P27"/>
      <text:h text:style-name="P39" text:outline-level="1"><text:soft-page-break/>Bibliography</text:h>
      <text:p text:style-name="P6">[1] Sistemas Informáticos. Isabel Mª Jimenez Cumbreras. Garceta. 2012</text:p>
      <text:p text:style-name="P6"/>
      <text:p text:style-name="P6">[2] El PC: hardware y componentes (edición 2012). Juan Enrique Herrerías Rey , Anaya multimedia, 2012</text:p>
      <text:p text:style-name="P6"/>
      <text:p text:style-name="P6">[3] Computer Hardware: questions and answers. <text:a xlink:type="simple" xlink:href="http://www.computerhope.com/hardqa.htm" text:style-name="Internet_20_link" text:visited-style-name="Visited_20_Internet_20_Link">http://www.computerhope.com/hardqa.htm</text:a></text:p>
      <text:p text:style-name="P6"/>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3"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ab-stops/>
      </style:paragraph-properties>
      <style:text-properties fo:text-transform="uppercase" fo:color="#669966" loext:opacity="100%" style:font-name="Calibri3"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5">
      <number:year/>
      <number:month number:style="long"/>
      <number:day number:style="long"/>
    </number:date-style>
    <number:time-style style:name="N104">
      <number:hours number:style="long"/>
      <number:minutes number:style="long"/>
    </number:time-style>
    <number:date-style style:name="N10122" number:language="en" number:country="US">
      <number:year/>
      <number:month number:style="long"/>
      <number:day number:style="long"/>
    </number:date-style>
    <number:time-style style:name="N10121" number:language="en" number:country="US">
      <number:hours number:style="long"/>
      <number:minutes number:style="long"/>
    </number:time-style>
    <number:date-style style:name="N20112" number:language="en" number:country="GB">
      <number:year/>
      <number:month number:style="long"/>
      <number:day number:style="long"/>
    </number:date-style>
    <number:time-style style:name="N20111"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4" text:name="NumeroTema"/>
          <text:user-field-decl office:value-type="string" office:string-value="Computer assembly and repair" text:name="Tema"/>
        </text:user-field-decls>
        <text:p text:style-name="MP1"><text:span text:style-name="MT1"><text:user-field-get text:name="Modulo">Computer Systems</text:user-field-get></text:span><text:span text:style-name="MT1"><text:s/><text:tab/><text:tab/>UD0</text:span><text:span text:style-name="MT1"><text:user-field-get text:name="NumeroTema">4</text:user-field-get></text:span><text:span text:style-name="MT1">. </text:span><text:span text:style-name="MT1"><text:user-field-get text:name="Tema">Computer assembly and repair</text:user-field-get></text:span><text:span text:style-name="MT1"><text:s/>- Part 2</text:span></text:p>
      </style:header>
      <style:footer>
        <text:user-field-decls>
          <text:user-field-decl office:value-type="string" office:string-value="4" text:name="NumeroTema"/>
        </text:user-field-decls>
        <text:p text:style-name="MP2"><text:span text:style-name="MT1">CGFS. Desarrollo de </text:span>Aplicaciones<text:span text:style-name="MT1"> WEB<text:tab/><text:tab/></text:span><text:span text:style-name="MT1"><text:user-field-get text:name="NumeroTema">4</text:user-field-get></text:span><text:span text:style-name="MT1">.</text:span><text:span text:style-name="MT1"><text:page-number text:select-page="current">9</text:page-number></text:span></text:p>
      </style:footer>
    </style:master-page>
    <style:master-page style:name="Landscape" style:page-layout-name="Mpm2" draw:style-name="Mdp1">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21T00:50:34</meta:creation-date>
    <meta:editing-duration>P3DT13H36M46S</meta:editing-duration>
    <meta:editing-cycles>116</meta:editing-cycles>
    <meta:generator>LibreOffice/7.3.3.2$Linux_X86_64 LibreOffice_project/30$Build-2</meta:generator>
    <dc:title>Plantilla CEED</dc:title>
    <meta:initial-creator>Alfredo Oltra Orengo</meta:initial-creator>
    <dc:date>2022-06-02T18:21:20.346665591</dc:date>
    <meta:print-date>2016-11-05T10:55:48.286000000</meta:print-date>
    <meta:document-statistic meta:table-count="0" meta:image-count="1" meta:object-count="0" meta:page-count="9" meta:paragraph-count="169" meta:word-count="1431" meta:character-count="8401" meta:non-whitespace-character-count="7148"/>
    <meta:template xlink:type="simple" xlink:actuate="onRequest" xlink:title="Plantilla CEED" xlink:href="../../../../Library/Application%20Support/OpenOffice/4/user/template/Plantilla%20CEED1.ott" meta:date="2016-09-21T00:50:33"/>
  </office:meta>
</office:document-meta>
</file>